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9a3" officeooo:paragraph-rsid="001a6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Doc Link -</text:p>
      <text:p text:style-name="P1"><text:s/><text:a xlink:type="simple" xlink:href="https://docs.google.com/spreadsheets/d/15zowuYhIjUD3RZGOQubv9cll2jzfdrNWGlTh_ZuGP9Y/edit?gid=0#gid=0" text:style-name="Internet_20_link" text:visited-style-name="Visited_20_Internet_20_Link">https://docs.google.com/spreadsheets/d/15zowuYhIjUD3RZGOQubv9cll2jzfdrNWGlTh_ZuGP9Y/edit?gid=0#gid=0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21:19:38.192372848</meta:creation-date>
    <dc:date>2024-09-26T21:21:00.654861408</dc:date>
    <meta:editing-duration>PT1M22S</meta:editing-duration>
    <meta:editing-cycles>1</meta:editing-cycles>
    <meta:document-statistic meta:table-count="0" meta:image-count="0" meta:object-count="0" meta:page-count="1" meta:paragraph-count="2" meta:word-count="6" meta:character-count="121" meta:non-whitespace-character-count="116"/>
    <meta:generator>LibreOffice/7.3.7.2$Linux_X86_64 LibreOffice_project/30$Build-2</meta:generator>
  </office:meta>
</office:document-meta>
</file>